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mo.get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A( Integer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mo.setAs( Object 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cduym.test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C( Stri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cduym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B( Long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cduym.tes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